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draw:fill="gradient" draw:fill-gradient-name="Gradient_20_1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draw:fill="gradient" draw:fill-gradient-name="Gradient_20_11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1.025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666666" draw:fill="solid" draw:fill-color="#b2b2b2" draw:textarea-horizontal-align="justify" draw:textarea-vertical-align="middle" draw:auto-grow-height="false"/>
    </style:style>
    <style:style style:name="gr9" style:family="graphic" style:parent-style-name="standard">
      <style:graphic-properties svg:stroke-color="#666666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322cm"/>
    </style:style>
    <style:style style:name="gr12" style:family="graphic" style:parent-style-name="standard">
      <style:graphic-properties draw:stroke="none" svg:stroke-color="#000000" draw:fill="none" draw:fill-color="#ffffff" fo:min-height="0.925cm"/>
    </style:style>
    <style:style style:name="gr13" style:family="graphic" style:parent-style-name="standard">
      <style:graphic-properties draw:stroke="none" svg:stroke-color="#000000" draw:fill="none" draw:fill-color="#ffffff" fo:min-height="0.413cm"/>
    </style:style>
    <style:style style:name="gr14" style:family="graphic" style:parent-style-name="objectwithoutfill">
      <style:graphic-properties svg:stroke-width="0.1cm" svg:stroke-color="#ff66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0.497cm"/>
    </style:style>
    <style:style style:name="gr18" style:family="graphic" style:parent-style-name="standard">
      <style:graphic-properties draw:stroke="none" svg:stroke-color="#000000" draw:fill="none" draw:fill-color="#ffffff" fo:min-height="1.075cm"/>
    </style:style>
    <style:style style:name="gr19" style:family="graphic" style:parent-style-name="standard">
      <style:graphic-properties draw:stroke="none" svg:stroke-color="#000000" draw:fill="none" draw:fill-color="#ffffff" fo:min-height="1.125cm"/>
    </style:style>
    <style:style style:name="gr20" style:family="graphic" style:parent-style-name="standard">
      <style:graphic-properties draw:stroke="none" svg:stroke-color="#000000" draw:fill="none" draw:fill-color="#ffffff" fo:min-height="3.175cm"/>
    </style:style>
    <style:style style:name="gr21" style:family="graphic" style:parent-style-name="standard">
      <style:graphic-properties draw:stroke="none" svg:stroke-color="#000000" draw:fill="none" draw:fill-color="#ffffff" fo:min-height="1.65cm"/>
    </style:style>
    <style:style style:name="gr22" style:family="graphic" style:parent-style-name="standard">
      <style:graphic-properties draw:stroke="none" svg:stroke-color="#000000" draw:fill="none" draw:fill-color="#ffffff" fo:min-height="0.52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3cm" svg:height="49.975cm" svg:x="13cm" svg:y="0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025cm" svg:height="49.975cm" svg:x="0cm" svg:y="0.0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725cm" svg:y1="38.125cm" svg:x2="5.625cm" svg:y2="38.125cm">
          <text:p/>
        </draw:line>
        <draw:line draw:style-name="gr3" draw:text-style-name="P1" draw:layer="layout" svg:x1="4.65cm" svg:y1="6.7cm" svg:x2="15.75cm" svg:y2="6.7cm">
          <text:p/>
        </draw:line>
        <draw:frame draw:style-name="gr4" draw:text-style-name="P2" draw:layer="layout" svg:width="4cm" svg:height="1.25cm" svg:x="1cm" svg:y="1.2cm">
          <draw:text-box>
            <text:p text:style-name="P2">Master</text:p>
          </draw:text-box>
        </draw:frame>
        <draw:frame draw:style-name="gr5" draw:layer="layout" svg:width="3.975cm" svg:height="1.275cm" svg:x="16.025cm" svg:y="1.2cm">
          <draw:text-box>
            <text:p>Node 2</text:p>
          </draw:text-box>
        </draw:frame>
        <draw:frame draw:style-name="gr6" draw:text-style-name="P1" draw:layer="layout" svg:width="7.025cm" svg:height="1.517cm" svg:x="7cm" svg:y="2.4cm">
          <draw:text-box>
            <text:p text:style-name="P1">Step 1:</text:p>
            <text:p text:style-name="P1"><text:span text:style-name="T1">Master sends data</text:span></text:p>
          </draw:text-box>
        </draw:frame>
        <draw:polygon draw:style-name="gr7" draw:text-style-name="P1" draw:layer="layout" svg:width="1.849cm" svg:height="2.799cm" svg:x="2.15cm" svg:y="4.675cm" svg:viewBox="0 0 1850 2800" draw:points="0,941 925,941 1850,0 1850,2800 925,1871 0,1871">
          <text:p/>
        </draw:polygon>
        <draw:custom-shape draw:style-name="gr8" draw:text-style-name="P1" draw:layer="layout" svg:width="1.5cm" svg:height="1cm" svg:x="13cm" svg:y="5.7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12cm" svg:y="5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8cm" svg:y="5.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11cm" svg:y="5.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7cm" svg:y="5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10cm" svg:y="5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9cm" svg:y="5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6cm" svg:y="5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5cm" svg:y="5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75cm" svg:height="1.525cm" draw:transform="rotate (1.5707963267949) translate (12.975cm 7.32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0.475cm" svg:height="3cm" draw:transform="rotate (1.5707963267949) translate (6cm 7.3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0.475cm" svg:height="3.975cm" draw:transform="rotate (1.5707963267949) translate (9cm 7.32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0.475cm" svg:height="1cm" draw:transform="rotate (1.5707963267949) translate (5cm 7.3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3" draw:layer="layout" svg:width="1.6cm" svg:height="0.747cm" svg:x="13.025cm" svg:y="7.303cm">
          <draw:text-box>
            <text:p text:style-name="P3"><text:span text:style-name="T2">Start</text:span></text:p>
          </draw:text-box>
        </draw:frame>
        <draw:frame draw:style-name="gr12" draw:text-style-name="P3" draw:layer="layout" svg:width="2.725cm" svg:height="1.243cm" svg:x="9.55cm" svg:y="7.275cm">
          <draw:text-box>
            <text:p text:style-name="P3"><text:span text:style-name="T2">4 bit node address</text:span></text:p>
          </draw:text-box>
        </draw:frame>
        <draw:frame draw:style-name="gr13" draw:text-style-name="P3" draw:layer="layout" svg:width="2.85cm" svg:height="1.739cm" svg:x="6.2cm" svg:y="7.361cm">
          <draw:text-box>
            <text:p text:style-name="P3"><text:span text:style-name="T2">Command</text:span></text:p>
            <text:p text:style-name="P3"><text:span text:style-name="T2">(1=get distance)</text:span></text:p>
          </draw:text-box>
        </draw:frame>
        <draw:frame draw:style-name="gr13" draw:text-style-name="P3" draw:layer="layout" svg:width="1.775cm" svg:height="0.747cm" svg:x="4.575cm" svg:y="7.303cm">
          <draw:text-box>
            <text:p text:style-name="P3"><text:span text:style-name="T2">Parity</text:span></text:p>
          </draw:text-box>
        </draw:frame>
        <draw:line draw:style-name="gr14" draw:text-style-name="P1" draw:layer="layout" svg:x1="14.9cm" svg:y1="5.25cm" svg:x2="13.85cm" svg:y2="5.975cm">
          <text:p/>
        </draw:line>
        <draw:line draw:style-name="gr14" draw:text-style-name="P1" draw:layer="layout" svg:x1="13.475cm" svg:y1="4.925cm" svg:x2="12.65cm" svg:y2="5.8cm">
          <text:p/>
        </draw:line>
        <draw:frame draw:style-name="gr13" draw:text-style-name="P3" draw:layer="layout" svg:width="2.65cm" svg:height="1.243cm" svg:x="14.775cm" svg:y="4.65cm">
          <draw:text-box>
            <text:p text:style-name="P3"><text:span text:style-name="T2">Ultrasonic burst</text:span></text:p>
          </draw:text-box>
        </draw:frame>
        <draw:frame draw:style-name="gr13" draw:text-style-name="P3" draw:layer="layout" svg:width="2.65cm" svg:height="0.747cm" svg:x="12.475cm" svg:y="4.253cm">
          <draw:text-box>
            <text:p text:style-name="P3"><text:span text:style-name="T2">silence</text:span></text:p>
          </draw:text-box>
        </draw:frame>
        <draw:frame draw:style-name="gr6" draw:text-style-name="P1" draw:layer="layout" svg:width="7.025cm" svg:height="1.517cm" svg:x="7.001cm" svg:y="10.401cm">
          <draw:text-box>
            <text:p text:style-name="P1">Step 2:</text:p>
            <text:p text:style-name="P1"><text:span text:style-name="T1">Node receives data</text:span></text:p>
          </draw:text-box>
        </draw:frame>
        <draw:custom-shape draw:style-name="gr8" draw:text-style-name="P1" draw:layer="layout" svg:width="1.5cm" svg:height="1cm" svg:x="12.988cm" svg:y="12.7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11.988cm" svg:y="12.79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7.988cm" svg:y="12.79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10.988cm" svg:y="12.79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6.988cm" svg:y="12.79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9.988cm" svg:y="12.79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8.988cm" svg:y="12.79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5.988cm" svg:y="12.79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4.988cm" svg:y="12.794cm">
          <text:p text:style-name="P1">0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4.475cm" svg:y1="13.925cm" svg:x2="14.475cm" svg:y2="14.8cm">
          <text:p/>
        </draw:line>
        <draw:line draw:style-name="gr16" draw:text-style-name="P1" draw:layer="layout" svg:x1="14.475cm" svg:y1="14.775cm" svg:x2="15cm" svg:y2="14.775cm">
          <text:p/>
        </draw:line>
        <draw:frame draw:style-name="gr17" draw:text-style-name="P3" draw:layer="layout" svg:width="2.975cm" svg:height="0.747cm" svg:x="14.925cm" svg:y="14.425cm">
          <draw:text-box>
            <text:p text:style-name="P3"><text:span text:style-name="T2">Start timer</text:span></text:p>
          </draw:text-box>
        </draw:frame>
        <draw:line draw:style-name="gr15" draw:text-style-name="P1" draw:layer="layout" svg:x1="13cm" svg:y1="13.925cm" svg:x2="13cm" svg:y2="15.8cm">
          <text:p/>
        </draw:line>
        <draw:line draw:style-name="gr16" draw:text-style-name="P1" draw:layer="layout" svg:x1="13cm" svg:y1="15.8cm" svg:x2="15.025cm" svg:y2="15.8cm">
          <text:p/>
        </draw:line>
        <draw:frame draw:style-name="gr18" draw:text-style-name="P3" draw:layer="layout" svg:width="5.05cm" svg:height="1.325cm" svg:x="14.95cm" svg:y="15.375cm">
          <draw:text-box>
            <text:p text:style-name="P3"><text:span text:style-name="T2">Jep, that burst length indicates a start</text:span></text:p>
          </draw:text-box>
        </draw:frame>
        <draw:line draw:style-name="gr15" draw:text-style-name="P1" draw:layer="layout" svg:x1="9cm" svg:y1="13.9cm" svg:x2="8.975cm" svg:y2="17.275cm">
          <text:p/>
        </draw:line>
        <draw:line draw:style-name="gr16" draw:text-style-name="P1" draw:layer="layout" svg:x1="8.975cm" svg:y1="17.275cm" svg:x2="15.025cm" svg:y2="17.325cm">
          <text:p/>
        </draw:line>
        <draw:frame draw:style-name="gr19" draw:text-style-name="P3" draw:layer="layout" svg:width="5.325cm" svg:height="1.375cm" svg:x="15cm" svg:y="16.925cm">
          <draw:text-box>
            <text:p text:style-name="P3"><text:span text:style-name="T2">These 4 Bytes are my address – awesome</text:span></text:p>
          </draw:text-box>
        </draw:frame>
        <draw:line draw:style-name="gr15" draw:text-style-name="P1" draw:layer="layout" svg:x1="6cm" svg:y1="13.875cm" svg:x2="6cm" svg:y2="18.825cm">
          <text:p/>
        </draw:line>
        <draw:line draw:style-name="gr16" draw:text-style-name="P1" draw:layer="layout" svg:x1="5.975cm" svg:y1="18.8cm" svg:x2="15cm" svg:y2="18.825cm">
          <text:p/>
        </draw:line>
        <draw:frame draw:style-name="gr20" draw:text-style-name="P3" draw:layer="layout" svg:width="5cm" svg:height="3.425cm" svg:x="15cm" svg:y="18.425cm">
          <draw:text-box>
            <text:p text:style-name="P3"><text:span text:style-name="T2">Command 1, that means master wants me to send a response 50ms after I received the request </text:span></text:p>
          </draw:text-box>
        </draw:frame>
        <draw:line draw:style-name="gr15" draw:text-style-name="P1" draw:layer="layout" svg:x1="5cm" svg:y1="13.875cm" svg:x2="5cm" svg:y2="22.3cm">
          <text:p/>
        </draw:line>
        <draw:line draw:style-name="gr16" draw:text-style-name="P1" draw:layer="layout" svg:x1="5cm" svg:y1="22.325cm" svg:x2="14.988cm" svg:y2="22.338cm">
          <text:p/>
        </draw:line>
        <draw:frame draw:style-name="gr21" draw:text-style-name="P3" draw:layer="layout" svg:width="4.975cm" svg:height="1.9cm" svg:x="15.025cm" svg:y="22cm">
          <draw:text-box>
            <text:p text:style-name="P3"><text:span text:style-name="T2">Parity bit is OK, lets process the command!</text:span></text:p>
          </draw:text-box>
        </draw:frame>
        <draw:frame draw:style-name="gr6" draw:text-style-name="P1" draw:layer="layout" svg:width="7.025cm" svg:height="1.517cm" svg:x="7.002cm" svg:y="24.002cm">
          <draw:text-box>
            <text:p text:style-name="P1">Step 3:</text:p>
            <text:p text:style-name="P1"><text:span text:style-name="T1">Node processes command</text:span></text:p>
          </draw:text-box>
        </draw:frame>
        <draw:frame draw:style-name="gr21" draw:text-style-name="P3" draw:layer="layout" svg:width="4.975cm" svg:height="2.235cm" svg:x="15.026cm" svg:y="25.8cm">
          <draw:text-box>
            <text:p text:style-name="P3"><text:span text:style-name="T2">My timer indicates that I have some time left to create a fancy response:</text:span></text:p>
          </draw:text-box>
        </draw:frame>
        <draw:custom-shape draw:style-name="gr8" draw:text-style-name="P1" draw:layer="layout" svg:width="1.5cm" svg:height="1cm" svg:x="9.5cm" svg:y="28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1cm" svg:height="1cm" svg:x="11cm" svg:y="28.8cm">
          <text:p text:style-name="P1">0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1cm" svg:height="1cm" svg:x="16cm" svg:y="28.8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1cm" svg:height="1cm" svg:x="12cm" svg:y="28.8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1cm" svg:height="1cm" svg:x="13cm" svg:y="28.8cm">
          <text:p text:style-name="P1">0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1cm" svg:height="1cm" svg:x="14cm" svg:y="28.8cm">
          <text:p text:style-name="P1">0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1cm" svg:height="1cm" svg:x="17cm" svg:y="28.8cm">
          <text:p text:style-name="P1">0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0.475cm" svg:height="1.525cm" draw:transform="rotate (1.5707963267949) translate (9.475cm 30.37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0.475cm" svg:height="3cm" draw:transform="rotate (1.5707963267949) translate (15cm 30.42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0.475cm" svg:height="3.975cm" draw:transform="rotate (1.5707963267949) translate (11.025cm 30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0.475cm" svg:height="1cm" draw:transform="rotate (1.5707963267949) translate (18cm 30.4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3" draw:layer="layout" svg:width="1.6cm" svg:height="0.747cm" svg:x="9.525cm" svg:y="30.353cm">
          <draw:text-box>
            <text:p text:style-name="P3"><text:span text:style-name="T2">Start</text:span></text:p>
          </draw:text-box>
        </draw:frame>
        <draw:frame draw:style-name="gr22" draw:text-style-name="P3" draw:layer="layout" svg:width="3.475cm" svg:height="0.775cm" svg:x="11.4cm" svg:y="30.325cm">
          <draw:text-box>
            <text:p text:style-name="P3"><text:span text:style-name="T2">My address</text:span></text:p>
          </draw:text-box>
        </draw:frame>
        <draw:frame draw:style-name="gr13" draw:text-style-name="P3" draw:layer="layout" svg:width="2.675cm" svg:height="2.235cm" svg:x="15.1cm" svg:y="30.4cm">
          <draw:text-box>
            <text:p text:style-name="P3"><text:span text:style-name="T2">Response:</text:span></text:p>
            <text:p text:style-name="P3"><text:span text:style-name="T2">I got your distance request</text:span></text:p>
          </draw:text-box>
        </draw:frame>
        <draw:frame draw:style-name="gr13" draw:text-style-name="P3" draw:layer="layout" svg:width="1.775cm" svg:height="0.747cm" svg:x="17.575cm" svg:y="30.403cm">
          <draw:text-box>
            <text:p text:style-name="P3"><text:span text:style-name="T2">Parity</text:span></text:p>
          </draw:text-box>
        </draw:frame>
        <draw:custom-shape draw:style-name="gr8" draw:text-style-name="P1" draw:layer="layout" svg:width="1cm" svg:height="1cm" svg:x="15cm" svg:y="28.8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1cm" svg:height="1cm" svg:x="18cm" svg:y="28.8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frame draw:style-name="gr19" draw:text-style-name="P3" draw:layer="layout" svg:width="4.975cm" svg:height="1.375cm" svg:x="15cm" svg:y="32.85cm">
          <draw:text-box>
            <text:p text:style-name="P3"><text:span text:style-name="T2">Wait til timer reaches 50ms</text:span></text:p>
          </draw:text-box>
        </draw:frame>
        <draw:frame draw:style-name="gr19" draw:text-style-name="P3" draw:layer="layout" svg:width="5.424cm" svg:height="1.375cm" svg:x="15.001cm" svg:y="34.351cm">
          <draw:text-box>
            <text:p text:style-name="P3"><text:span text:style-name="T2">When timer reaches 50ms send response:</text:span></text:p>
          </draw:text-box>
        </draw:frame>
        <draw:polygon draw:style-name="gr7" draw:text-style-name="P1" draw:layer="layout" svg:width="1.849cm" svg:height="2.799cm" draw:transform="rotate (-3.14159265358979) translate (19cm 39.05cm)" svg:viewBox="0 0 1850 2800" draw:points="0,941 925,941 1850,0 1850,2800 925,1871 0,1871">
          <text:p/>
        </draw:polygon>
        <draw:custom-shape draw:style-name="gr8" draw:text-style-name="P1" draw:layer="layout" svg:width="1.5cm" svg:height="1cm" svg:x="6.85cm" svg:y="3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1cm" svg:height="1cm" svg:x="8.35cm" svg:y="37.1cm">
          <text:p text:style-name="P1">0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1cm" svg:height="1cm" svg:x="13.35cm" svg:y="37.1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1cm" svg:height="1cm" svg:x="9.35cm" svg:y="37.1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1cm" svg:height="1cm" svg:x="10.35cm" svg:y="37.1cm">
          <text:p text:style-name="P1">0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1cm" svg:height="1cm" svg:x="11.35cm" svg:y="37.1cm">
          <text:p text:style-name="P1">0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1cm" svg:height="1cm" svg:x="14.35cm" svg:y="37.1cm">
          <text:p text:style-name="P1">0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1cm" svg:height="1cm" svg:x="12.35cm" svg:y="37.1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1cm" svg:height="1cm" svg:x="15.35cm" svg:y="37.1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line draw:style-name="gr15" draw:text-style-name="P1" draw:layer="layout" svg:x1="15.15cm" svg:y1="35.2cm" svg:x2="6.85cm" svg:y2="35.225cm">
          <text:p/>
        </draw:line>
        <draw:line draw:style-name="gr16" draw:text-style-name="P1" draw:layer="layout" svg:x1="6.85cm" svg:y1="35.2cm" svg:x2="6.85cm" svg:y2="37.25cm">
          <text:p/>
        </draw:line>
        <draw:line draw:style-name="gr15" draw:text-style-name="P1" draw:layer="layout" svg:x1="14.525cm" svg:y1="6.45cm" svg:x2="14.5cm" svg:y2="9.375cm">
          <text:p/>
        </draw:line>
        <draw:line draw:style-name="gr16" draw:text-style-name="P1" draw:layer="layout" svg:x1="14.525cm" svg:y1="9.363cm" svg:x2="4.975cm" svg:y2="9.363cm">
          <text:p/>
        </draw:line>
        <draw:frame draw:style-name="gr13" draw:text-style-name="P3" draw:layer="layout" svg:width="4.55cm" svg:height="1.739cm" svg:x="1.1cm" svg:y="8.786cm">
          <draw:text-box>
            <text:p text:style-name="P3"><text:span text:style-name="T2">Start internal timer to measure delay</text:span></text:p>
          </draw:text-box>
        </draw:frame>
        <draw:frame draw:style-name="gr13" draw:text-style-name="P3" draw:layer="layout" svg:width="4.55cm" svg:height="3.227cm" svg:x="1.1cm" svg:y="42.1cm">
          <draw:text-box>
            <text:p text:style-name="P3"><text:span text:style-name="T2">Check incoming data the same way the node did</text:span></text:p>
            <text:p text:style-name="P3"><text:span text:style-name="T2">(stop timer; node address instead of own address)</text:span></text:p>
          </draw:text-box>
        </draw:frame>
        <draw:frame draw:style-name="gr6" draw:text-style-name="P1" draw:layer="layout" svg:width="7.025cm" svg:height="1.517cm" svg:x="7.003cm" svg:y="40.003cm">
          <draw:text-box>
            <text:p text:style-name="P1">Step 4:</text:p>
            <text:p text:style-name="P1"><text:span text:style-name="T1">Master receives response</text:span></text:p>
          </draw:text-box>
        </draw:frame>
        <draw:frame draw:style-name="gr13" draw:text-style-name="P3" draw:layer="layout" svg:width="4.55cm" svg:height="3.723cm" svg:x="1.1cm" svg:y="45.601cm">
          <draw:text-box>
            <text:p text:style-name="P3"><text:span text:style-name="T2">Take timer value, substract 50ms and divide by 2 to get the time sound needs to travel from master to n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draw:gradient draw:name="Gradient_20_10" draw:display-name="Gradient 10" draw:style="linear" draw:start-color="#ffffff" draw:end-color="#99ff99" draw:start-intensity="100%" draw:end-intensity="100%" draw:angle="1350" draw:border="30%"/>
    <draw:gradient draw:name="Gradient_20_11" draw:display-name="Gradient 11" draw:style="linear" draw:start-color="#ffffff" draw:end-color="#ffff66" draw:start-intensity="100%" draw:end-intensity="100%" draw:angle="2250" draw:border="3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3T01:23:21.080472488</meta:creation-date>
    <dc:date>2014-08-23T02:22:05.267549440</dc:date>
    <meta:editing-duration>PT40M33S</meta:editing-duration>
    <meta:editing-cycles>11</meta:editing-cycles>
    <meta:generator>LibreOffice/4.2.5.2$Linux_X86_64 LibreOffice_project/420m0$Build-2</meta:generator>
    <meta:document-statistic meta:object-count="93"/>
  </office:meta>
</office:document-meta>
</file>